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Lucida Console', 'Courier New', monospace"/>
    <style:font-face style:name="Open Sans1" svg:font-family="'Open Sans'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7474f" style:font-name="Open Sans1" fo:font-size="10.5pt" fo:letter-spacing="normal" fo:font-style="normal" fo:font-weight="normal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  <style:text-properties officeooo:rsid="0019ef1a" officeooo:paragraph-rsid="0019ef1a"/>
    </style:style>
    <style:style style:name="P4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526069" style:font-name="Open Sans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526069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009fe2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moodle2.e-wsb.pl/course/jumpto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nk do instrukcji jak działać z GitHub</text:h>
      <text:section text:style-name="Sect1" text:name="yui_3_17_2_1_1606205573849_20">
        <text:p text:style-name="P5"><text:span text:style-name="T1">Kliknij link </text:span><text:a xlink:type="simple" xlink:href="https://www.flynerd.pl/2018/02/github-dla-zielonych-pierwsze-repozytorium.html" text:style-name="Internet_20_link" text:visited-style-name="Visited_20_Internet_20_Link"><text:span text:style-name="T2">https://www.flynerd.pl/2018/02/github-dla-zielonych-pierwsze-repozytorium.html</text:span></text:a><text:span text:style-name="T1">, aby otworzyć zasób.</text:span></text:p>
      </text:section>
      <text:p text:style-name="P4">Przejdź do...</text:p>
      <text:p text:style-name="P2"><text:line-break/></text:p>
      <text:p text:style-name="P3">Podstawy java mniej niz godzina:</text:p>
      <text:p text:style-name="P3"><text:a xlink:type="simple" xlink:href="https://www.youtube.com/watch?v=uWYPVz_i7W4&amp;amp;vl=en" text:style-name="Internet_20_link" text:visited-style-name="Visited_20_Internet_20_Link"><text:span text:style-name="T3">https://www.youtube.com/watch?v=uWYPVz_i7W4&amp;amp;vl=en</text:span></text:a></text:p>
      <text:p text:style-name="P3"><text:span text:style-name="T3"/></text:p>
      <text:p text:style-name="P3"><text:span text:style-name="T3">Dłuższy kurs :</text:span></text:p>
      <text:p text:style-name="P3"><text:span text:style-name="T3"/></text:p>
      <text:p text:style-name="P3"><text:a xlink:type="simple" xlink:href="https://www.youtube.com/watch?v=eIrMbAQSU34" text:style-name="Internet_20_link" text:visited-style-name="Visited_20_Internet_20_Link"><text:span text:style-name="T3">https://www.youtube.com/watch?v=eIrMbAQSU34</text:span></text:a></text:p>
      <text:p text:style-name="P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Lucida Console', 'Courier New', monospace"/>
    <style:font-face style:name="Open Sans1" svg:font-family="'Open Sans'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OpenSans-Regular" svg:font-family="OpenSans-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09:13:07.178000000</meta:creation-date>
    <dc:date>2020-11-24T09:20:32.643000000</dc:date>
    <meta:editing-duration>PT2M42S</meta:editing-duration>
    <meta:editing-cycles>1</meta:editing-cycles>
    <meta:document-statistic meta:table-count="0" meta:image-count="0" meta:object-count="0" meta:page-count="1" meta:paragraph-count="8" meta:word-count="25" meta:character-count="307" meta:non-whitespace-character-count="288"/>
    <meta:generator>LibreOffice/6.3.2.2$Windows_X86_64 LibreOffice_project/98b30e735bda24bc04ab42594c85f7fd8be07b9c</meta:generator>
  </office:meta>
</office:document-meta>
</file>